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0.6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Pulses per quarter note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Songposition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. quarti trascorsi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Signatu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ign /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table:style-name="ce2" office:value-type="string" calcext:value-type="string">
            <text:p>numero di quarti trascorsi</text:p>
          </table:table-cell>
          <table:table-cell table:style-name="ce4" table:formula="of:=[.E1]/[.B1]" office:value-type="float" office:value="0.5" calcext:value-type="float">
            <text:p>0.5</text:p>
          </table:table-cell>
          <table:table-cell office:value-type="string" calcext:value-type="string">
            <text:p>MTC manda 24 pulsazioni per quarto di nota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formula: <text:span text:style-name="T1">songposition / pulses per quarter</text:span></text:p>
          </table:table-cell>
          <table:table-cell/>
          <table:table-cell office:value-type="string" calcext:value-type="string">
            <text:p>Quindi il quarto di nota e’ la misura di riferimento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table:style-name="ce2" office:value-type="string" calcext:value-type="string">
            <text:p>Numero di beats per quarto di nota</text:p>
          </table:table-cell>
          <table:table-cell table:style-name="ce4" table:formula="of:=[.E3]/4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Siccome tutto il MTC e’ basato su quarti, questo numero e’ in pratica il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“NUMERO DI &lt;denominatori&gt; ogni quarto di nota”, ovvero: <text:span text:style-name="T1">Denominatore/4</text:span>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Numero di beats trascorsi</text:p>
          </table:table-cell>
          <table:table-cell table:style-name="ce4" table:formula="of:=[.E5]*[.E8]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formula: <text:span text:style-name="T1">n. di quarti trascorsi * n. beats per quarto di nota</text:span>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iferimento calcolato in 4/4</text:p>
          </table:table-cell>
          <table:table-cell table:number-columns-repeated="2"/>
          <table:table-cell office:value-type="string" calcext:value-type="string">
            <text:p>Riferimento calcolato nella signature corrente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. magico</text:p>
          </table:table-cell>
          <table:table-cell table:formula="of:=[.B1]*4" office:value-type="float" office:value="96" calcext:value-type="float">
            <text:p>96</text:p>
          </table:table-cell>
          <table:table-cell/>
          <table:table-cell office:value-type="string" calcext:value-type="string">
            <text:p>N. magico</text:p>
          </table:table-cell>
          <table:table-cell table:formula="of:=([.B1]/[.E8])*[.E2]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M=</text:p>
          </table:table-cell>
          <table:table-cell table:formula="of:=1+TRUNC([.E5]/4)" office:value-type="float" office:value="1" calcext:value-type="float">
            <text:p>1</text:p>
          </table:table-cell>
          <table:table-cell/>
          <table:table-cell office:value-type="string" calcext:value-type="string">
            <text:p>M=</text:p>
          </table:table-cell>
          <table:table-cell table:formula="of:=1+TRUNC([.E12]/[.E2])" office:value-type="float" office:value="1" calcext:value-type="float">
            <text:p>1</text:p>
          </table:table-cell>
          <table:table-cell/>
          <table:table-cell office:value-type="string" calcext:value-type="string">
            <text:p>FORMULA: 1+(n. di beats trascorsi / signature numeratore)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=</text:p>
          </table:table-cell>
          <table:table-cell table:formula="of:=TRUNC(MOD([.E1];[.C16])/[.B1])" office:value-type="float" office:value="0" calcext:value-type="float">
            <text:p>0</text:p>
          </table:table-cell>
          <table:table-cell/>
          <table:table-cell office:value-type="string" calcext:value-type="string">
            <text:p>B=</text:p>
          </table:table-cell>
          <table:table-cell table:formula="of:=TRUNC(MOD([.E1];[.F16])/[.B1])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=</text:p>
          </table:table-cell>
          <table:table-cell table:formula="of:=MOD([.E1];[.B1])" office:value-type="float" office:value="12" calcext:value-type="float">
            <text:p>12</text:p>
          </table:table-cell>
          <table:table-cell/>
          <table:table-cell office:value-type="string" calcext:value-type="string">
            <text:p>S=</text:p>
          </table:table-cell>
          <table:table-cell table:formula="of:=MOD([.E1];[.B1]*[.E8])"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22:26.010962799</meta:creation-date>
    <dc:date>2025-11-20T15:41:50.922125200</dc:date>
    <meta:editing-duration>PT43M12S</meta:editing-duration>
    <meta:editing-cycles>10</meta:editing-cycles>
    <meta:generator>LibreOffice/25.8.3.2$Linux_X86_64 LibreOffice_project/580$Build-2</meta:generator>
    <meta:document-statistic meta:table-count="1" meta:cell-count="41" meta:object-count="0"/>
  </office:meta>
</office:document-meta>
</file>